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Calibri" fo:language="fr" fo:country="BE" style:font-name-complex="Calibri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"/>
    </style:style>
    <style:style style:name="T9" style:family="text">
      <style:text-properties style:font-name="Tahoma" fo:font-size="10pt" fo:language="fr" fo:country="BE" style:text-underline-style="none" fo:font-weight="normal" style:font-weight-asian="normal" style:font-weight-complex="normal"/>
    </style:style>
    <style:style style:name="T10" style:family="text">
      <style:text-properties fo:language="fr" fo:country="BE" style:font-name-complex="Calibri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"><text:span text:style-name="T4">Ministère de la Région Wallonne<text:line-break/>Division de la Prévention et des Autorisations<text:line-break/>Direction de Namur<text:line-break/>Avenue Reine Astrid, 39<text:line-break/>5000<text:tab/><text:tab/>NAMUR</text:span><text:span text:style-name="T9"><text:line-break/></text:span><text:span text:style-name="T5">RECOMMANDE</text:span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<text:span text:style-name="T12">do text</text:span></text:p><text:p text:style-name="P4"><text:span text:style-name="T12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Transmis de plans modificatifs</text:p>
      <text:p text:style-name="UrbanBody"/>
      <text:p text:style-name="UrbanBody"><office:annotation><dc:creator>Gauthier Bastien</dc:creator><dc:date>2011-02-16T16:12:24</dc:date><text:p text:style-name="P4"><text:span text:style-name="T14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13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</text:span><text:span text:style-name="T6"> </text:span><text:span text:style-name="T6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4"><text:span text:style-name="T12">do text</text:span></text:p><text:p text:style-name="P4"><text:span text:style-name="T12">from document(at=reference, format='odt')</text:span></text:p></office:annotation></text:span>Import depuis reference.odt</text:p>
      <text:p text:style-name="UrbanBody"/>
      <text:p text:style-name="UrbanBody">Monsieur le Fonctionnaire Technique,</text:p>
      <text:p text:style-name="UrbanBody"/>
      <text:p text:style-name="UrbanBody"><text:span text:style-name="T11">Concerne</text:span> : Permis d’environnement sur base de l’Arrêté du Gouvernement Wallon du 04.07.2002 relatif à la procédure et à diverses mesures d’exécution du décret du 11.03.1999 relatif au permis d’environnement.</text:p>
      <text:p text:style-name="UrbanBody"/>
      <text:p text:style-name="UrbanBody"><text:span text:style-name="T10">J’ai l’honneur de vous adresser, sous ce pli, l</text:span><text:span text:style-name="T8">es plans modificatifs ainsi qu'une notice corollaire </text:span><text:span text:style-name="T10">dont objet sous rubrique et ce conformément à l’arrêté du gouvernement Wallon susmentionné.</text:span></text:p>
      <text:p text:style-name="P3"/>
      <text:p text:style-name="UrbanBody">Vous en souhaitant bonne réception, nous vous prions d’agréer, Monsieur le Fonctionnaire Technique, nos salutations distinguées.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6T13:30:00</dc:date>
    <dc:language>fr-FR</dc:language>
    <meta:editing-cycles>77</meta:editing-cycles>
    <meta:editing-duration>P1DT8H36M22S</meta:editing-duration>
    <dc:creator>Simon Delcourt</dc:creator>
    <meta:document-statistic meta:table-count="0" meta:image-count="0" meta:object-count="0" meta:page-count="1" meta:paragraph-count="16" meta:word-count="136" meta:character-count="1103" meta:non-whitespace-character-count="985"/>
    <meta:user-defined meta:name="Info 1"/>
    <meta:user-defined meta:name="Info 2"/>
    <meta:user-defined meta:name="Info 3"/>
    <meta:user-defined meta:name="Info 4"/>
  </office:meta>
</office:document-meta>
</file>